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14pt" style:font-size-asian="14pt" style:font-size-complex="14pt"/>
    </style:style>
    <style:style style:name="P2" style:family="paragraph" style:parent-style-name="Text_20_body">
      <style:paragraph-properties fo:text-align="center" style:justify-single-word="false"/>
      <style:text-properties fo:font-size="32pt" style:font-size-asian="32pt" style:font-size-complex="32pt"/>
    </style:style>
    <style:style style:name="P3" style:family="paragraph" style:parent-style-name="Text_20_body">
      <style:paragraph-properties fo:text-align="center" style:justify-single-word="false"/>
      <style:text-properties fo:font-size="18pt" style:font-size-asian="18pt" style:font-size-complex="18pt"/>
    </style:style>
    <style:style style:name="P4" style:family="paragraph" style:parent-style-name="Text_20_body">
      <style:text-properties style:font-name="Times New Roman"/>
    </style:style>
    <style:style style:name="P5" style:family="paragraph" style:parent-style-name="Heading">
      <style:paragraph-properties fo:text-align="center" style:justify-single-word="false"/>
      <style:text-properties fo:font-size="32pt" style:font-size-asian="32pt" style:font-size-complex="32pt"/>
    </style:style>
    <style:style style:name="P6" style:family="paragraph" style:parent-style-name="Heading">
      <style:paragraph-properties fo:break-before="page"/>
    </style:style>
    <style:style style:name="P7" style:family="paragraph" style:parent-style-name="Text_20_body">
      <style:text-properties style:font-name="Times New Roman" fo:font-size="12pt"/>
    </style:style>
    <style:style style:name="P8" style:family="paragraph" style:parent-style-name="Heading_20_3">
      <style:text-properties style:font-name="Arial" style:font-name-asian="Arial Unicode MS" style:font-name-complex="Mangal"/>
    </style:style>
    <style:style style:name="T1" style:family="text">
      <style:text-properties fo:font-size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5"/>
      <text:p text:style-name="P5">BUSINESS PLAN</text:p>
      <text:p text:style-name="P2"/>
      <text:p text:style-name="P3">SOFTWARE </text:p>
      <text:p text:style-name="P3"/>
      <text:p text:style-name="P3">J2WEB – IMMOBILIARE</text:p>
      <text:p text:style-name="P3"/>
      <text:p text:style-name="P1">Per la creazione e l'inserimento automatico di annunci immobiliari in tutti i portali immobiliari desiderati</text:p>
      <text:p text:style-name="P1"/>
      <text:p text:style-name="P1"/>
      <text:p text:style-name="P1"/>
      <text:p text:style-name="P1">Ver. 1.0 – 20 Gennaio 2012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Text_20_body">MARCO PAVAN</text:p>
      <text:p text:style-name="Text_20_body">via Tagliamento 10, 33100 UDINE</text:p>
      <text:p text:style-name="Text_20_body">via Mazzini 116, 40138 BOLOGNA</text:p>
      <text:p text:style-name="Text_20_body">Cell - 329 5698985</text:p>
      <text:p text:style-name="Text_20_body">Email - marcopavan.mp@gmail.com</text:p>
      <text:p text:style-name="P6">CAPITOLO 1 – La missione e l'idea imprenditoriale</text:p>
      <text:h text:style-name="Heading_20_2" text:outline-level="2">1.1 – La mission</text:h>
      <text:h text:style-name="Heading_20_3" text:outline-level="3">Definizione della missione aziendale (obiettivi previsti)</text:h>
      <text:p text:style-name="Text_20_body">J2Web Immobiliare è rivolto agli studi e alle agenzie immobiliari allo scopo di automatizzare il processo di creazione, e pubblicazione sul Web degli annunci immobiliari rendendo questa attività estremamente semplice, altamente personalizzabile ed immediata.</text:p>
      <text:h text:style-name="Heading_20_2" text:outline-level="2">1.2 – L'idea imprenditoriale</text:h>
      <text:h text:style-name="Heading_20_3" text:outline-level="3">Descrizione dell'idea</text:h>
      <text:p text:style-name="P4"><text:span text:style-name="T1">J2Web è un software scritto in linguaggio Java che facilita e velocizza la creazione e pubblicazione di annunci immobiliari sul Web.</text:span> E' <text:span text:style-name="T1">rivolto a tutti gli studi/agenzie immobiliari che basano la propria attività anche e soprattutto sulla presenza in Internet. </text:span></text:p>
      <text:p text:style-name="P4"><text:span text:style-name="T1">In questi ultimi anni il Web ha rappresentato uno strumento ideale in campo immobiliare per farsi conoscere e far conoscere la propria offerta ed i portali immobiliari in lingua italiana, a pagamento e non, sono circa 250 (fonte: </text:span><text:a xlink:type="simple" xlink:href="http://www.portaliimmobiliari.net/censimento-portali"><text:span text:style-name="T1">http://www.portaliimmobiliari.net/censimento-portali</text:span></text:a><text:span text:style-name="T1">). Anche alcuni tra gli studi immobiliari più importanti e ricchi di esperienza (BolognaCentro) hanno <text:s/>un giro di affari che viene generato per la maggior parte (60%-70%) da un contatto ottenuto sul Web, nonostante una massiccia presenza sulla carta stampata e sui mezzi di comunicazione tradizionali. Altre agenzie più piccole fondano la loro attività solo e solamente sulla presenza in Internet.</text:span></text:p>
      <text:p text:style-name="P7">Il <text:s/>problema nasce dal fatto che visualizzare e mantenere aggiornati i propri annunci immobiliari sul proprio sito aziendale e sulle decine (centinaia?) di portali immobiliari a cui si è iscritti costa troppo in termini di tempo. Per quanto veloce e semplificata, la procedure di inserzione di un annuncio immobiliare può fa perdere dai 5 ai 15 minuti di media, ora basta moltiplicare questo tempo per ogni portale su cui si vuole visualizzare il proprio annuncio e avremo un'idea abbastanza precisa del fatto che sarebbe necessaria una persona pagata a tempo pieno solo per questa attività.</text:p>
      <text:p text:style-name="P4"><text:span text:style-name="T1">J2Web ci viene in aiuto semplificando e accelerando la procedura: attraverso la compilazione di un modulo (che descrive dettagliatamente il nostro immobile), sarà possibile creare e salvare la scheda immobiliare e, quindi, inviarla, attraverso un semplice click, <text:s/>i tutti i portali desiderati (nazionali, locali o sul nostro stesso sito web aziendale). Non solo,</text:span> la procedura di inserimento o cancellazione di una scheda immobile non richiede l’immissione della propria password e nome utente del portale su cui si sta operando, in questo modo si evita un inserimento noioso e ripetitivo<text:span text:style-name="T1"> ma mantenendo sempre efficaci le procedure di sicurezza ed i nostri dati personali.</text:span></text:p>
      <text:p text:style-name="P7"/>
      <text:p text:style-name="P7"/>
      <text:h text:style-name="Heading_20_3" text:outline-level="3">Genesi dell'idea</text:h>
      <text:p text:style-name="Text_20_body">L'idea nasce dall'esperienza dell'ideatore e sviluppatore del software che, durante il periodo di tirocinio universitario, ha lavorato presso uno studio immobiliare: lo Studio Immobiliare Morossi di Udine (<text:a xlink:type="simple" xlink:href="http://www.studiomorossi.it/">www.studiomorossi.it</text:a>). Uno dei problemi maggiori, per chi lavorava nello studio, era, appunto, la necessità di aumentare la presenza dei propri annunci immobiliari in Rete: tra appuntamenti, adempimenti burocratici ed intoppi vari, il tempo materiale per l'inserimento sistematico, o la cancellazione, o la modifica dei dati di <text:s/>un annuncio su tutti i portali nazionali era <text:soft-page-break/>decisamente insufficiente. In più: alcuni sistemi automatici di inserimento disponibili su Internet non sembravano essere affidabili o convenienti agli occhi del titolare dello Studio, nasce così l'idea di sviluppare una soluzione ad-hoc per risolvere il problema.</text:p>
      <text:p text:style-name="Text_20_body"/>
      <text:h text:style-name="Heading_20_3" text:outline-level="3">Stato di avanzamento del progetto</text:h>
      <text:p text:style-name="Text_20_body">Imagination 0.1 – prima versione del software di inserimento di annunci immobiliari. Una interfaccia molto spartana permetteva l'inserimento nel solo sito aziendale dello Studio Morossi.</text:p>
      <text:p text:style-name="Text_20_body">Imagination 0.2 – Alcune migliorie alla interfaccia e possibilità di inserire un annuncio anche su un (unico) portale immobiliare, oltre al solito sito aziendale.</text:p>
      <text:p text:style-name="Text_20_body">J2Web 0.3 – Cambia il nome del progetto e radicale rinnovamento della interfaccia utente (ora ci sono i tre pannelli principali che identificano le principali azioni di: creazione, gestione ed inserimento/cancellazione di una scheda immobile). Nuove soluzioni tecniche permettono l'inserimento potenziale su tutti i portali immobiliari (ne vengono comunque implementati solo 5). Questa versione viene provata con successo dalla agenzia immobiliare “Cividale Casa”, i titolari ne daranno un giudizio molto positivo (nonostante l'esiguo numero di portali supportati). </text:p>
      <text:p text:style-name="Text_20_body">J2Web 0.4 – Completa riscrittura del codice per renderlo più efficiente e gestibile (e per eliminare la grande quantità di bug presenti nelle versioni precedenti). L'interfaccia viene completata con nuove sezioni e funzionalità. La migliore gestione del codice permette una velocità di sviluppo maggiore nella fase di supporto di un nuovo portale immobiliare. Da un punto di vista del codice e dell'interfaccia si può dire che la versione 0.4 abbia raggiunto la maturità, il grosso del lavoro ora sta nel supportare la grande varietà di <text:s/>portali immobiliari presenti in Italia (attualmente questa versione ne supporta solo 1 in quanto il codice della versione 0.3 non è compatibile con quello della 0.4). </text:p>
      <text:p text:style-name="Text_20_body">A grandi linee possono essere stimate 8-12 ore di lavoro per il supporto di un portale di medie dimensioni (per esempio: bancadellecase.it) mentre si parte praticamente da zero per quanto riguarda il numero di portali da supportare (su un totale censito di circa 240 -dati del 2012-). “Quota 240” è un obiettivo importante (nessun servizio di inserimento annunci attualmente esistente ha una così largo numero di portali supportati) ma non strettamente necessario allo scopo di rendere subito appetibile J2Web: altri servizi già collaudati si fermano al supporto di solamente 40-50 portali (per esempio: Gestim).</text:p>
      <text:h text:style-name="Heading_20_3" text:outline-level="3"><text:soft-page-break/>Motivazioni all'imprenditorialità</text:h>
      <text:h text:style-name="Heading_20_3" text:outline-level="3">Caratteri distintivi ed eventuali elementi di innovazione</text:h>
      <text:h text:style-name="Heading_20_2" text:outline-level="2">1.3 – I promotori</text:h>
      <text:h text:style-name="Heading_20_3" text:outline-level="3">Caratteristiche professionali</text:h>
      <text:h text:style-name="Heading_20_3" text:outline-level="3">Precedenti esperienze imprenditoriali e familiari</text:h>
      <text:p text:style-name="Heading">CAPITOLO 2 – Le aree di business</text:p>
      <text:h text:style-name="Heading_20_2" text:outline-level="2">2.1 – Il prodotto</text:h>
      <text:h text:style-name="Heading_20_3" text:outline-level="3">Il prodotto: caratteristiche delle linee di prodotto</text:h>
      <text:h text:style-name="Heading_20_3" text:outline-level="3">Caratteristiche del settore ed elementi innovativi del prodotto</text:h>
      <text:h text:style-name="Heading_20_3" text:outline-level="3">Fattori critici</text:h>
      <text:h text:style-name="Heading_20_2" text:outline-level="2">2.2 – I clienti ed il mercato</text:h>
      <text:h text:style-name="Heading_20_3" text:outline-level="3">Caratteristiche dei potenziali clienti</text:h>
      <text:h text:style-name="Heading_20_3" text:outline-level="3">Identificazione del mercato</text:h>
      <text:h text:style-name="Heading_20_3" text:outline-level="3">Prospettive di sviluppo</text:h>
      <text:h text:style-name="Heading_20_3" text:outline-level="3">Ricerche di mercato</text:h>
      <text:h text:style-name="Heading_20_2" text:outline-level="2">2.3 – La concorrenza</text:h>
      <text:h text:style-name="Heading_20_3" text:outline-level="3">Concorrenza diretta ed indiretta</text:h>
      <text:h text:style-name="Heading_20_3" text:outline-level="3">Punti di forza e di debolezza della concorrenza</text:h>
      <text:h text:style-name="Heading_20_3" text:outline-level="3">Barriere all'entrata</text:h>
      <text:p text:style-name="Heading">CAPITOLO 3 – La localizzazione</text:p>
      <text:h text:style-name="Heading_20_2" text:outline-level="2"><text:soft-page-break/>3.1 – Localizzazione dell'impresa e motivazioni della scelta</text:h>
      <text:h text:style-name="Heading_20_2" text:outline-level="2">3.2 – Situazione economica del territorio</text:h>
      <text:p text:style-name="Heading">CAPITOLO 4 – Politiche promozionali</text:p>
      <text:h text:style-name="Heading_20_2" text:outline-level="2">4.1 – Obiettivi e strategie promozionali</text:h>
      <text:h text:style-name="Heading_20_2" text:outline-level="2">4.2 – Il prezzo</text:h>
      <text:h text:style-name="Heading_20_2" text:outline-level="2">4.3 – Il sistema distributivo o di erogazione del prodotto</text:h>
      <text:h text:style-name="Heading_20_2" text:outline-level="2">4.4 – Piano di comunicazione</text:h>
      <text:p text:style-name="Heading">CAPITOLO 5 – Piano operativo ed organizzazione</text:p>
      <text:h text:style-name="Heading_20_2" text:outline-level="2">5.1 – Le risorse umane</text:h>
      <text:h text:style-name="Heading_20_3" text:outline-level="3">I soci e i titolari</text:h>
      <text:h text:style-name="Heading_20_3" text:outline-level="3">Dipendenti e collaboratori</text:h>
      <text:h text:style-name="Heading_20_2" text:outline-level="2">5.2 – Le risorse tecniche immateriali</text:h>
      <text:h text:style-name="Heading_20_3" text:outline-level="3">Le competenze tecnologiche, brevetti e licenze</text:h>
      <text:h text:style-name="Heading_20_3" text:outline-level="3">Licenze, autorizzazioni e requisiti professionali</text:h>
      <text:h text:style-name="Heading_20_3" text:outline-level="3">Livello attuale di introduzione delle tecnologie necessarie</text:h>
      <text:h text:style-name="Heading_20_2" text:outline-level="2">5.3 – Organizzazione delle varie aree e relative criticità</text:h>
      <text:h text:style-name="Heading_20_3" text:outline-level="3">Produzione del servizio</text:h>
      <text:h text:style-name="Heading_20_3" text:outline-level="3">Acquisti</text:h>
      <text:h text:style-name="Heading_20_3" text:outline-level="3">Commerciale</text:h>
      <text:h text:style-name="Heading_20_3" text:outline-level="3">Amministrazione, contabilità, aspetti fiscali, controllo economico-gestionale</text:h>
      <text:h text:style-name="Heading_20_3" text:outline-level="3">Ricerca e sviluppo</text:h>
      <text:h text:style-name="Heading_20_3" text:outline-level="3"><text:soft-page-break/>Coordinamento imprenditoriale</text:h>
      <text:h text:style-name="Heading_20_2" text:outline-level="2">5.4 – Ruoli e responsabilità</text:h>
      <text:h text:style-name="Heading_20_3" text:outline-level="3">Descrizione dei rapporti strutturati tra coloro che lavorano nell'impresa</text:h>
      <text:h text:style-name="P8" text:outline-level="3">Organigramma</text:h>
      <text:p text:style-name="Heading">CAPITOLO 6 – La struttura giuridica</text:p>
      <text:h text:style-name="Heading_20_2" text:outline-level="2">6.1 – La forma giuridica</text:h>
      <text:h text:style-name="Heading_20_2" text:outline-level="2">6.2 – Adempimenti necessari per la costituzione</text:h>
      <text:h text:style-name="Heading_20_2" text:outline-level="2">6.3 – Iter burocratici e amministrativi</text:h>
      <text:p text:style-name="Heading">CAPITOLO 7 – Piano economico-finanziario</text:p>
      <text:h text:style-name="Heading_20_2" text:outline-level="2">7.1 – Piano degli investimenti</text:h>
      <text:h text:style-name="Heading_20_2" text:outline-level="2">7.2 – Budget delle vendite</text:h>
      <text:h text:style-name="Heading_20_2" text:outline-level="2">7.3 – Budget dei costi per prodotto</text:h>
      <text:h text:style-name="Heading_20_2" text:outline-level="2">7.4 – Calcolo del costo variabile unitario e del costo medio</text:h>
      <text:h text:style-name="Heading_20_2" text:outline-level="2">7.5 – Calcolo del Punto di pareggio</text:h>
      <text:h text:style-name="Heading_20_2" text:outline-level="2">7.6 – Calcolo del margine di contribuzione</text:h>
      <text:h text:style-name="Heading_20_2" text:outline-level="2">7.7 – Conto economico revisionale</text:h>
      <text:h text:style-name="Heading_20_2" text:outline-level="2">7.8 – Piano finanziario: preventivo delle entrate e delle uscite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0T15:22:32.46</meta:creation-date>
    <dc:date>2013-01-25T22:14:02.93</dc:date>
    <meta:editing-duration>PT3H40M58S</meta:editing-duration>
    <meta:editing-cycles>24</meta:editing-cycles>
    <meta:generator>OpenOffice.org/3.4$Win32 OpenOffice.org_project/340m1$Build-9590</meta:generator>
    <meta:document-statistic meta:table-count="0" meta:image-count="0" meta:object-count="0" meta:page-count="6" meta:paragraph-count="86" meta:word-count="1200" meta:character-count="8128"/>
  </office:meta>
</office:document-meta>
</file>